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DA000004D89F281749.png"/>
  <manifest:file-entry manifest:media-type="image/png" manifest:full-path="Pictures/10000201000006DA000004D85D524E5D.png"/>
  <manifest:file-entry manifest:media-type="image/png" manifest:full-path="Pictures/10000000000006DA000004D820371D32.png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image/jpeg" manifest:full-path="Pictures/1000000000000DB3000009B1111CE87F.jpg"/>
  <manifest:file-entry manifest:media-type="image/png" manifest:full-path="Pictures/10000201000006DA000004D8F54C236F.png"/>
  <manifest:file-entry manifest:media-type="image/jpeg" manifest:full-path="Pictures/1000000000000922000006767AD80FBB.jpg"/>
  <manifest:file-entry manifest:media-type="image/png" manifest:full-path="Pictures/10000201000006DA000004D869EFBC76.png"/>
  <manifest:file-entry manifest:media-type="image/png" manifest:full-path="Pictures/10000000000006DA000004D88FB5FE12.png"/>
  <manifest:file-entry manifest:media-type="image/png" manifest:full-path="Pictures/10000201000006DA000004D873512F90.png"/>
  <manifest:file-entry manifest:media-type="image/png" manifest:full-path="Pictures/100002010000006400000064FD8A462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43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3" style:family="graphic" style:parent-style-name="standard">
      <style:graphic-properties draw:stroke="none" draw:fill="none" fo:min-height="1.1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2.95cm"/>
    </style:style>
    <style:style style:name="gr6" style:family="graphic" style:parent-style-name="standard">
      <style:graphic-properties draw:fill-color="#eeeeee" draw:textarea-horizontal-align="left" draw:textarea-vertical-align="top" draw:auto-grow-height="false" fo:min-height="0cm" fo:min-width="0cm"/>
    </style:style>
    <style:style style:name="gr7" style:family="graphic" style:parent-style-name="standard">
      <style:graphic-properties svg:stroke-color="#ff3333" draw:fill-color="#dddddd" draw:textarea-horizontal-align="left" draw:textarea-vertical-align="top"/>
    </style:style>
    <style:style style:name="gr8" style:family="graphic" style:parent-style-name="standard">
      <style:graphic-properties svg:stroke-color="#ff3333" draw:fill-color="#eeeeee" draw:textarea-horizontal-align="left" draw:textarea-vertical-align="top" draw:auto-grow-height="false" fo:min-height="0cm" fo:min-width="0cm"/>
    </style:style>
    <style:style style:name="gr9" style:family="graphic" style:parent-style-name="standard">
      <style:graphic-properties svg:stroke-color="#ff3333" draw:fill="solid" draw:fill-color="#ff3333" draw:textarea-horizontal-align="right" draw:textarea-vertical-align="bottom" draw:auto-grow-height="false" fo:min-height="0cm" fo:min-width="0cm" fo:padding-bottom="-0.87cm" fo:padding-right="-0.6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svg:stroke-color="#ff3333" draw:fill="solid" draw:fill-color="#ff3333" draw:textarea-horizontal-align="center" draw:textarea-vertical-align="middle" draw:auto-grow-height="false" fo:min-height="0cm" fo:min-width="0cm" fo:padding-bottom="0.13cm" fo:padding-right="0.25cm"/>
    </style:style>
    <style:style style:name="gr14" style:family="graphic" style:parent-style-name="standard">
      <style:graphic-properties svg:stroke-color="#ff3333" draw:fill-color="#eeeeee" draw:textarea-horizontal-align="center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20" style:family="graphic" style:parent-style-name="objectwithoutfill">
      <style:graphic-properties draw:stroke="solid" draw:stroke-dash="Fine_20_Dashe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fo:font-family="Verdana" style:font-family-generic="swiss" style:font-pitch="variable" fo:font-size="48pt" style:font-size-asian="48pt" style:font-size-complex="48pt"/>
    </style:style>
    <style:style style:name="P3" style:family="paragraph">
      <style:paragraph-properties fo:text-align="end"/>
      <style:text-properties fo:color="#ffffff" fo:font-family="Verdana" style:font-family-generic="swiss" style:font-pitch="variable" fo:font-size="36pt" style:font-size-asian="36pt" style:font-size-complex="3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1.203cm" fo:margin-right="0cm" fo:margin-top="0cm" fo:margin-bottom="0.3cm" fo:text-indent="0cm"/>
    </style:style>
    <style:style style:name="P6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7" style:family="paragraph">
      <style:paragraph-properties fo:line-height="150%"/>
      <style:text-properties fo:font-weight="bold" style:font-weight-asian="bold" style:font-weight-complex="bold"/>
    </style:style>
    <style:style style:name="P8" style:family="paragraph">
      <style:paragraph-properties fo:line-height="150%" fo:text-align="end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text-properties fo:font-style="italic" style:font-style-asian="italic" style:font-style-complex="italic"/>
    </style:style>
    <style:style style:name="P17" style:family="paragraph">
      <style:text-properties fo:font-size="18pt" fo:font-style="italic" style:font-style-asian="italic" style:font-style-complex="italic"/>
    </style:style>
    <style:style style:name="T1" style:family="text">
      <style:text-properties fo:color="#ffffff" fo:font-family="Verdana" style:font-family-generic="swiss" style:font-pitch="variable" fo:font-size="48pt" style:font-size-asian="48pt" style:font-size-complex="48pt"/>
    </style:style>
    <style:style style:name="T2" style:family="text">
      <style:text-properties fo:color="#ffffff" fo:font-family="Verdana" style:font-family-generic="swiss" style:font-pitch="variable" fo:font-size="28pt" style:font-size-asian="28pt" style:font-size-complex="28pt"/>
    </style:style>
    <style:style style:name="T3" style:family="text">
      <style:text-properties fo:color="#ffffff" fo:font-family="Verdana" style:font-family-generic="swiss" style:font-pitch="variable"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5.879cm" svg:x="6.599cm" svg:y="2.64cm">
          <draw:text-box>
            <text:p text:style-name="P1"><text:span text:style-name="T1">Akka Framework</text:span></text:p>
            <text:p text:style-name="P1"><text:span text:style-name="T2"><text:line-break/></text:span><text:span text:style-name="T2"><text:line-break/></text:span><text:span text:style-name="T2">Christian Iwanzik</text:span></text:p>
          </draw:text-box>
        </draw:frame>
        <draw:frame draw:style-name="gr2" draw:text-style-name="P3" draw:layer="layout" svg:width="18.75cm" svg:height="2.759cm" svg:x="9.649cm" svg:y="5.441cm">
          <draw:text-box>
            <text:p text:style-name="P1"><text:span text:style-name="T3"><text:s text:c="3"/></text:span></text:p>
          </draw:text-box>
        </draw:frame>
        <draw:frame draw:style-name="gr3" draw:text-style-name="P1" draw:layer="layout" svg:width="10cm" svg:height="1.441cm" svg:x="0.2cm" svg:y="18.197cm">
          <draw:text-box>
            <text:p text:style-name="P1"><text:span text:style-name="T2">02 Dezember 20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4" draw:layer="layout" svg:width="26.729cm" svg:height="3.506cm" svg:x="0.999cm" svg:y="-0.509cm" presentation:class="title" presentation:user-transformed="true">
          <draw:text-box>
            <text:p><text:span text:style-name="T4">Agenda</text:span></text:p>
          </draw:text-box>
        </draw:frame>
        <draw:frame presentation:style-name="pr3" draw:text-style-name="P6" draw:layer="layout" svg:width="26.618cm" svg:height="15.4cm" svg:x="1.6cm" svg:y="4.399cm" presentation:class="outline" presentation:user-transformed="true">
          <draw:text-box>
            <text:list text:style-name="L4">
              <text:list-item>
                <text:p text:style-name="P5"><text:span text:style-name="T4">Code Demo</text:span></text:p>
              </text:list-item>
            </text:list>
          </draw:text-box>
        </draw:frame>
        <presentation:notes draw:style-name="dp2">
          <draw:page-thumbnail draw:style-name="gr4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Einführung</text:span></text:p>
          </draw:text-box>
        </draw:frame>
        <draw:frame draw:style-name="gr5" draw:text-style-name="P7" draw:layer="layout" svg:width="26cm" svg:height="5.954cm" svg:x="1.8cm" svg:y="8.885cm">
          <draw:text-box>
            <text:p text:style-name="P7"><text:span text:style-name="T5">Akka is a toolkit and runtime for building highly concurrent, distributed, and resilient message-driven applications on the JVM.</text:span><text:span text:style-name="T5"><text:line-break/></text:span><text:span text:style-name="T5"/></text:p>
            <text:p text:style-name="P8"><text:span text:style-name="T6">http://akka.io/</text:span></text:p>
          </draw:text-box>
        </draw:frame>
        <presentation:notes draw:style-name="dp2">
          <draw:page-thumbnail draw:style-name="gr4" draw:layer="layout" svg:width="15.749cm" svg:height="11.136cm" svg:x="2.62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Der Aktor</text:span></text:p>
          </draw:text-box>
        </draw:frame>
        <draw:custom-shape draw:style-name="gr6" draw:text-style-name="P9" draw:layer="layout" svg:width="7.8cm" svg:height="10.8cm" svg:x="7.1cm" svg:y="6.8cm">
          <text:p text:style-name="P9"><text:span text:style-name="T7">Actor</text:span></text:p>
          <draw:enhanced-geometry svg:viewBox="0 0 21600 21600" draw:path-stretchpoint-x="10800" draw:path-stretchpoint-y="10800" draw:text-areas="?f3 ?f4 ?f5 ?f6" draw:type="round-rectangle" draw:modifiers="2041.47125342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0" draw:layer="layout" svg:width="10.8cm" svg:height="13.2cm" svg:x="5.5cm" svg:y="5.2cm">
          <text:p text:style-name="P10"><text:span text:style-name="T8">Thread</text:span></text:p>
        </draw:rect>
        <draw:custom-shape draw:style-name="gr8" draw:text-style-name="P9" draw:layer="layout" svg:width="7.8cm" svg:height="10.8cm" svg:x="7.101cm" svg:y="6.8cm">
          <text:p text:style-name="P9"><text:span text:style-name="T7">Actor</text:span></text:p>
          <draw:enhanced-geometry svg:viewBox="0 0 21600 21600" draw:path-stretchpoint-x="10800" draw:path-stretchpoint-y="10800" draw:text-areas="?f3 ?f4 ?f5 ?f6" draw:type="round-rectangle" draw:modifiers="2041.47125342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.8cm" svg:height="1.4cm" svg:x="13.5cm" svg:y="8.6cm">
          <text:p text:style-name="P11"><text:span text:style-name="T4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.001cm" svg:height="1cm" svg:x="13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001cm" svg:height="1cm" svg:x="15.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1.001cm" svg:height="1cm" svg:x="16.7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7cm" svg:height="1.8cm" svg:x="7.5cm" svg:y="11.6cm">
          <text:p text:style-name="P11"><text:span text:style-name="T4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7cm" svg:height="1.8cm" svg:x="7.5cm" svg:y="14cm">
          <text:p text:style-name="P11"><text:span text:style-name="T4">Behavio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2" draw:layer="layout" svg:x1="23.6cm" svg:y1="9.4cm" svg:x2="18.3cm" svg:y2="9.4cm">
          <text:p/>
        </draw:line>
        <draw:line draw:style-name="gr12" draw:text-style-name="P12" draw:layer="layout" svg:x1="13.5cm" svg:y1="9.3cm" svg:x2="12.3cm" svg:y2="9.3cm">
          <text:p/>
        </draw:line>
        <draw:custom-shape draw:style-name="gr13" draw:text-style-name="P11" draw:layer="layout" svg:width="3.888cm" svg:height="1.4cm" svg:x="22.7cm" svg:y="8.64cm">
          <text:p text:style-name="P11"><text:span text:style-name="T4">ActorRef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5.749cm" svg:height="11.136cm" svg:x="2.62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Das Aktorsystem</text:span></text:p>
          </draw:text-box>
        </draw:frame>
        <draw:custom-shape draw:style-name="gr14" draw:text-style-name="P10" xml:id="id1" draw:id="id1" draw:layer="layout" svg:width="4.2cm" svg:height="1.6cm" svg:x="9.8cm" svg:y="7cm">
          <text:p text:style-name="P10"><text:span text:style-name="T8">Ac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5" draw:id="id5" draw:layer="layout" svg:width="0.8cm" svg:height="0.6cm" svg:x="9.4cm" svg:y="7.5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" draw:id="id3">
          <draw:custom-shape draw:style-name="gr14" draw:text-style-name="P10" draw:layer="layout" svg:width="3.298cm" svg:height="1.6cm" svg:x="6.2cm" svg:y="11.5cm">
            <text:p text:style-name="P10"><text:span text:style-name="T8">Child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0.8cm" svg:height="0.6cm" svg:x="9.2cm" svg:y="12cm">
            <text:p text:style-name="P1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2" draw:id="id2">
          <draw:custom-shape draw:style-name="gr14" draw:text-style-name="P10" draw:layer="layout" svg:width="3.298cm" svg:height="1.6cm" svg:x="12.3cm" svg:y="11.5cm">
            <text:p text:style-name="P10"><text:span text:style-name="T8">Child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0.8cm" svg:height="0.6cm" svg:x="15.3cm" svg:y="12cm">
            <text:p text:style-name="P1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2" draw:layer="layout" draw:type="curve" svg:x1="11.9cm" svg:y1="8.6cm" svg:x2="16.1cm" svg:y2="12.3cm" draw:start-shape="id1" draw:start-glue-point="2" draw:end-shape="id2" draw:end-glue-point="1" svg:d="M11900 8600c0 2175 2352 1811 3590 2193s1363 1507 610 1507">
          <text:p/>
        </draw:connector>
        <draw:connector draw:style-name="gr12" draw:text-style-name="P12" draw:layer="layout" draw:type="curve" svg:x1="11.9cm" svg:y1="8.6cm" svg:x2="10cm" svg:y2="12.3cm" draw:start-shape="id1" draw:start-glue-point="2" draw:end-shape="id3" draw:end-glue-point="1" svg:d="M11900 8600c0 2467-633 3700-1900 3700">
          <text:p/>
        </draw:connector>
        <draw:g xml:id="id4" draw:id="id4">
          <draw:custom-shape draw:style-name="gr14" draw:text-style-name="P10" draw:layer="layout" svg:width="4.687cm" svg:height="1.6cm" svg:x="3.1cm" svg:y="15.6cm">
            <text:p text:style-name="P10"><text:span text:style-name="T8">ChildChild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0.737cm" svg:height="0.6cm" svg:x="7.463cm" svg:y="16.1cm">
            <text:p text:style-name="P1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2" draw:layer="layout" draw:type="curve" draw:line-skew="-0.218cm" svg:x1="8.1cm" svg:y1="13.1cm" svg:x2="8.2cm" svg:y2="16.4cm" draw:start-shape="id3" draw:start-glue-point="2" draw:end-shape="id4" draw:end-glue-point="1" svg:d="M8100 13100c0 1548 300 1290 513 1728s337 1572-413 1572">
          <text:p/>
        </draw:connector>
        <draw:connector draw:style-name="gr12" draw:text-style-name="P12" draw:layer="layout" draw:type="curve" draw:line-skew="1.112cm" svg:x1="5.65cm" svg:y1="17.2cm" svg:x2="10cm" svg:y2="12.3cm" draw:start-shape="id4" draw:start-glue-point="2" draw:end-shape="id3" draw:end-glue-point="1" svg:d="M5650 17200c0 2419 2426 2017 3702 187s1401-5087 648-5087">
          <text:p/>
        </draw:connector>
        <draw:connector draw:style-name="gr12" draw:text-style-name="P12" draw:layer="layout" draw:type="curve" svg:x1="8.1cm" svg:y1="11.5cm" svg:x2="9.4cm" svg:y2="7.8cm" draw:start-shape="id3" draw:start-glue-point="0" draw:end-shape="id5" draw:end-glue-point="3" svg:d="M8100 11500c0-2467 433-3700 1300-3700">
          <text:p/>
        </draw:connector>
        <draw:connector draw:style-name="gr12" draw:text-style-name="P12" draw:layer="layout" draw:type="curve" svg:x1="4.876cm" svg:y1="5.027cm" svg:x2="9.4cm" svg:y2="7.8cm" draw:end-shape="id5" draw:end-glue-point="3" svg:d="M4876 5027c3018 0 756 2773 4524 2773">
          <text:p/>
        </draw:connector>
        <presentation:notes draw:style-name="dp2">
          <office:forms form:automatic-focus="false" form:apply-design-mode="false"/>
          <draw:page-thumbnail draw:style-name="gr4" draw:layer="layout" svg:width="15.749cm" svg:height="11.136cm" svg:x="2.62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Beispiel 1</text:span></text:p>
          </draw:text-box>
        </draw:frame>
        <draw:custom-shape draw:style-name="gr14" draw:text-style-name="P10" xml:id="id6" draw:id="id6" draw:layer="layout" svg:width="5.2cm" svg:height="1.6cm" svg:x="10.8cm" svg:y="8.3cm">
          <text:p text:style-name="P10"><text:span text:style-name="T8">HelloWorld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8" draw:id="id8" draw:layer="layout" svg:width="0.8cm" svg:height="0.6cm" svg:x="10.4cm" svg:y="8.8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custom-shape draw:style-name="gr14" draw:text-style-name="P10" draw:layer="layout" svg:width="3.645cm" svg:height="1.6cm" svg:x="11cm" svg:y="13.6cm">
            <text:p text:style-name="P10"><text:span text:style-name="T8">Greeter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0.884cm" svg:height="0.6cm" svg:x="14.316cm" svg:y="14.1cm">
            <text:p text:style-name="P1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5" draw:text-style-name="P15" draw:layer="layout" draw:type="curve" svg:x1="13.4cm" svg:y1="9.9cm" svg:x2="15.2cm" svg:y2="14.4cm" draw:start-shape="id6" draw:start-glue-point="2" draw:end-shape="id7" draw:end-glue-point="1" svg:d="M13400 9900c0 2775 1152 2311 1790 2743s763 1757 10 1757">
          <text:p/>
        </draw:connector>
        <draw:connector draw:style-name="gr15" draw:text-style-name="P12" draw:layer="layout" draw:type="curve" draw:line-skew="-0.899cm" svg:x1="11cm" svg:y1="14.4cm" svg:x2="10.4cm" svg:y2="9.1cm" draw:start-shape="id7" draw:start-glue-point="3" draw:end-shape="id8" draw:end-glue-point="3" svg:d="M11000 14400c-3000 0-2700-5300-600-5300">
          <text:p/>
        </draw:connector>
        <draw:frame draw:style-name="gr16" draw:text-style-name="P16" draw:layer="layout" svg:width="5.4cm" svg:height="1.2cm" svg:x="14.2cm" svg:y="11.3cm">
          <draw:text-box>
            <text:p text:style-name="P16"><text:span text:style-name="T9">HelloMessage</text:span></text:p>
          </draw:text-box>
        </draw:frame>
        <draw:frame draw:style-name="gr17" draw:text-style-name="P16" draw:layer="layout" svg:width="5cm" svg:height="1.783cm" svg:x="3.8cm" svg:y="11.317cm">
          <draw:text-box>
            <text:p text:style-name="P16"><text:span text:style-name="T9">GreetMessage</text:span></text:p>
          </draw:text-box>
        </draw:frame>
        <draw:custom-shape draw:style-name="gr14" draw:text-style-name="P10" draw:layer="layout" svg:width="5.2cm" svg:height="1.6cm" svg:x="19.4cm" svg:y="6.9cm">
          <text:p text:style-name="P10"><text:span text:style-name="T8">Termina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9" draw:id="id9" draw:layer="layout" svg:width="0.8cm" svg:height="0.6cm" svg:x="18.8cm" svg:y="7.3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2" draw:layer="layout" draw:type="curve" svg:x1="16cm" svg:y1="9.1cm" svg:x2="18.8cm" svg:y2="7.6cm" draw:start-shape="id6" draw:end-shape="id9" draw:end-glue-point="3" svg:d="M16000 9100c2101 0 702-1500 2800-1500">
          <text:p/>
        </draw:connector>
        <draw:frame draw:style-name="gr16" draw:text-style-name="P16" draw:layer="layout" svg:width="5.4cm" svg:height="1.2cm" svg:x="17.6cm" svg:y="8.5cm">
          <draw:text-box>
            <text:p text:style-name="P16"><text:span text:style-name="T9">Terminat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749cm" svg:height="11.136cm" svg:x="2.62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Beispiel 1</text:span></text:p>
          </draw:text-box>
        </draw:frame>
        <draw:custom-shape draw:style-name="gr14" draw:text-style-name="P10" xml:id="id10" draw:id="id10" draw:layer="layout" svg:width="6.4cm" svg:height="1.6cm" svg:x="9.6cm" svg:y="8.3cm">
          <text:p text:style-name="P10"><text:span text:style-name="T8">ResourceAc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3" draw:id="id13" draw:layer="layout" svg:width="0.8cm" svg:height="0.6cm" svg:x="9.2cm" svg:y="8.8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5" draw:layer="layout" draw:type="curve" draw:line-skew="-0.8cm" svg:x1="12.8cm" svg:y1="9.9cm" svg:x2="24.189cm" svg:y2="15cm" draw:start-shape="id10" draw:start-glue-point="2" draw:end-shape="id11" draw:end-glue-point="1" svg:d="M12800 9900c0 2400 5945 2000 8980 2675s3160 2425 2409 2425">
          <text:p/>
        </draw:connector>
        <draw:connector draw:style-name="gr15" draw:text-style-name="P12" draw:layer="layout" draw:type="curve" svg:x1="6.7cm" svg:y1="14.9cm" svg:x2="9.2cm" svg:y2="9.1cm" draw:start-shape="id12" draw:start-glue-point="3" draw:end-shape="id13" draw:end-glue-point="3" svg:d="M6700 14900c-751 0-2001-5800 2500-5800">
          <text:p/>
        </draw:connector>
        <draw:frame draw:style-name="gr18" draw:text-style-name="P17" draw:layer="layout" svg:width="7.4cm" svg:height="1.183cm" svg:x="17.8cm" svg:y="11cm">
          <draw:text-box>
            <text:p text:style-name="P17"><text:span text:style-name="T9">ProcessResource</text:span></text:p>
          </draw:text-box>
        </draw:frame>
        <draw:frame draw:style-name="gr17" draw:text-style-name="P17" draw:layer="layout" svg:width="4.2cm" svg:height="1.783cm" svg:x="2.4cm" svg:y="9.1cm">
          <draw:text-box>
            <text:p text:style-name="P17"><text:span text:style-name="T9">Resource</text:span><text:span text:style-name="T9"><text:line-break/></text:span><text:span text:style-name="T9">Processed</text:span></text:p>
          </draw:text-box>
        </draw:frame>
        <draw:custom-shape draw:style-name="gr14" draw:text-style-name="P10" draw:layer="layout" svg:width="5.2cm" svg:height="1.6cm" svg:x="19.4cm" svg:y="6.9cm">
          <text:p text:style-name="P10"><text:span text:style-name="T8">Termina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4" draw:id="id14" draw:layer="layout" svg:width="0.8cm" svg:height="0.6cm" svg:x="18.8cm" svg:y="7.3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2" draw:layer="layout" draw:type="curve" svg:x1="16cm" svg:y1="9.1cm" svg:x2="18.8cm" svg:y2="7.6cm" draw:start-shape="id10" draw:end-shape="id14" draw:end-glue-point="3" svg:d="M16000 9100c2101 0 702-1500 2800-1500">
          <text:p/>
        </draw:connector>
        <draw:frame draw:style-name="gr16" draw:text-style-name="P17" draw:layer="layout" svg:width="5.4cm" svg:height="1.2cm" svg:x="17.6cm" svg:y="8.5cm">
          <draw:text-box>
            <text:p text:style-name="P17"><text:span text:style-name="T9">Terminated</text:span></text:p>
          </draw:text-box>
        </draw:frame>
        <draw:custom-shape draw:style-name="gr14" draw:text-style-name="P10" xml:id="id15" draw:id="id15" draw:layer="layout" svg:width="7cm" svg:height="1.6cm" svg:x="16.8cm" svg:y="14.2cm">
          <text:p text:style-name="P10"><text:span text:style-name="T8">RoundRobinPool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6" draw:id="id16">
          <draw:custom-shape draw:style-name="gr14" draw:text-style-name="P10" draw:layer="layout" svg:width="6.528cm" svg:height="1.6cm" svg:x="7.072cm" svg:y="13.7cm">
            <text:p text:style-name="P10"/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xml:id="id12" draw:id="id12" draw:layer="layout" svg:width="6.528cm" svg:height="1.6cm" svg:x="6.7cm" svg:y="14.1cm">
            <text:p text:style-name="P10"><text:span text:style-name="T8">ProcessorActor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6.528cm" svg:height="1.6cm" svg:x="6.872cm" svg:y="13.9cm">
            <text:p text:style-name="P10"/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6.528cm" svg:height="1.6cm" svg:x="6.7cm" svg:y="14.1cm">
            <text:p text:style-name="P10"><text:span text:style-name="T8">ProcessorActor</text:span></text:p>
  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1" draw:layer="layout" svg:width="0.789cm" svg:height="0.6cm" svg:x="12.811cm" svg:y="14.6cm">
            <text:p text:style-name="P1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1" xml:id="id11" draw:id="id11" draw:layer="layout" svg:width="0.789cm" svg:height="0.6cm" svg:x="23.4cm" svg:y="14.7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draw:type="curve" svg:x1="16.8cm" svg:y1="15cm" svg:x2="13.6cm" svg:y2="14.7cm" draw:start-shape="id15" draw:start-glue-point="3" draw:end-shape="id16" draw:end-glue-point="1" svg:d="M16800 15000c-2400 0-800-300-3200-300">
          <text:p text:style-name="P12"/>
          <text:p text:style-name="P12">5 .. 1</text:p>
        </draw:connector>
        <presentation:notes draw:style-name="dp2">
          <office:forms form:automatic-focus="false" form:apply-design-mode="false"/>
          <draw:page-thumbnail draw:style-name="gr4" draw:layer="layout" svg:width="15.749cm" svg:height="11.136cm" svg:x="2.62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intergrund" presentation:presentation-page-layout-name="AL3T3">
        <office:forms form:automatic-focus="false" form:apply-design-mode="false"/>
        <draw:frame presentation:style-name="pr5" draw:text-style-name="P4" draw:layer="layout" svg:width="26.729cm" svg:height="3.506cm" svg:x="0.999cm" svg:y="-0.509cm" presentation:class="title" presentation:user-transformed="true">
          <draw:text-box>
            <text:p><text:span text:style-name="T4">Beispiel 1</text:span></text:p>
          </draw:text-box>
        </draw:frame>
        <draw:custom-shape draw:style-name="gr14" draw:text-style-name="P10" xml:id="id17" draw:id="id17" draw:layer="layout" svg:width="6.4cm" svg:height="1.6cm" svg:x="9.6cm" svg:y="8.3cm">
          <text:p text:style-name="P10"><text:span text:style-name="T8">Calcula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20" draw:id="id20" draw:layer="layout" svg:width="0.8cm" svg:height="0.6cm" svg:x="9.2cm" svg:y="8.8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3.2cm" svg:height="1.1cm" svg:x="4.6cm" svg:y="9.5cm">
          <draw:text-box>
            <text:p text:style-name="P17"><text:span text:style-name="T9">Result</text:span></text:p>
          </draw:text-box>
        </draw:frame>
        <draw:custom-shape draw:style-name="gr14" draw:text-style-name="P10" draw:layer="layout" svg:width="5.2cm" svg:height="1.6cm" svg:x="19.4cm" svg:y="6.9cm">
          <text:p text:style-name="P10"><text:span text:style-name="T8">Terminator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18" draw:id="id18" draw:layer="layout" svg:width="0.8cm" svg:height="0.6cm" svg:x="18.8cm" svg:y="7.3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2" draw:layer="layout" draw:type="curve" svg:x1="16cm" svg:y1="9.1cm" svg:x2="18.8cm" svg:y2="7.6cm" draw:start-shape="id17" draw:end-shape="id18" draw:end-glue-point="3" svg:d="M16000 9100c2101 0 702-1500 2800-1500">
          <text:p/>
        </draw:connector>
        <draw:frame draw:style-name="gr16" draw:text-style-name="P17" draw:layer="layout" svg:width="5.4cm" svg:height="1.2cm" svg:x="17.6cm" svg:y="8.5cm">
          <draw:text-box>
            <text:p text:style-name="P17"><text:span text:style-name="T9">Terminated</text:span></text:p>
          </draw:text-box>
        </draw:frame>
        <draw:custom-shape draw:style-name="gr14" draw:text-style-name="P10" xml:id="id21" draw:id="id21" draw:layer="layout" svg:width="5.4cm" svg:height="1.6cm" svg:x="14.2cm" svg:y="13cm">
          <text:p text:style-name="P10"><text:span text:style-name="T8">Summation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22" draw:id="id22" draw:layer="layout" svg:width="0.789cm" svg:height="0.6cm" svg:x="19.211cm" svg:y="13.5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9" draw:id="id19" draw:layer="layout" svg:width="5.4cm" svg:height="1.6cm" svg:x="3.611cm" svg:y="14.2cm">
          <text:p text:style-name="P10"><text:span text:style-name="T8">Division</text:span></text:p>
          <draw:enhanced-geometry svg:viewBox="0 0 21600 21600" draw:path-stretchpoint-x="10800" draw:path-stretchpoint-y="10800" draw:text-areas="?f3 ?f4 ?f5 ?f6" draw:type="round-rectangle" draw:modifiers="5045.84634603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xml:id="id23" draw:id="id23" draw:layer="layout" svg:width="0.789cm" svg:height="0.6cm" svg:x="8.611cm" svg:y="14.7cm">
          <text:p text:style-name="P1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2" draw:layer="layout" draw:type="curve" svg:x1="6.311cm" svg:y1="14.2cm" svg:x2="9.2cm" svg:y2="9.1cm" draw:start-shape="id19" draw:start-glue-point="0" draw:end-shape="id20" draw:end-glue-point="3" svg:d="M6311 14200c0-3400 963-5100 2889-5100">
          <text:p/>
        </draw:connector>
        <draw:connector draw:style-name="gr12" draw:text-style-name="P12" draw:layer="layout" draw:type="curve" draw:line-skew="-0.199cm" svg:x1="14.2cm" svg:y1="13.8cm" svg:x2="9.2cm" svg:y2="9.1cm" draw:start-shape="id21" draw:start-glue-point="3" draw:end-shape="id20" draw:end-glue-point="3" svg:d="M14200 13800c-8550 0-6050-4700-5000-4700">
          <text:p/>
        </draw:connector>
        <draw:connector draw:style-name="gr12" draw:text-style-name="P12" draw:layer="layout" draw:type="curve" draw:line-skew="-0.975cm" svg:x1="12.8cm" svg:y1="9.9cm" svg:x2="20cm" svg:y2="13.8cm" draw:start-shape="id17" draw:start-glue-point="2" draw:end-shape="id22" draw:end-glue-point="1" svg:d="M12800 9900c0 1237 3851 1030 5839 1696s2112 2204 1361 2204">
          <text:p/>
        </draw:connector>
        <draw:connector draw:style-name="gr20" draw:text-style-name="P12" draw:layer="layout" draw:type="curve" svg:x1="12.8cm" svg:y1="9.9cm" svg:x2="9.4cm" svg:y2="15cm" draw:start-shape="id17" draw:start-glue-point="2" draw:end-shape="id23" draw:end-glue-point="1" svg:d="M12800 9900c0 3400-1133 5100-3400 5100">
          <text:p/>
        </draw:connector>
        <draw:frame draw:style-name="gr21" draw:text-style-name="P17" draw:layer="layout" svg:width="6.4cm" svg:height="2.6cm" svg:x="6.6cm" svg:y="4.2cm">
          <draw:text-box>
            <text:p text:style-name="P17"><text:span text:style-name="T9">Divide</text:span><text:span text:style-name="T9"><text:line-break/></text:span><text:span text:style-name="T9">Plus</text:span><text:span text:style-name="T9"><text:line-break/></text:span><text:span text:style-name="T9">PoisonPill</text:span></text:p>
          </draw:text-box>
        </draw:frame>
        <draw:frame draw:style-name="gr19" draw:text-style-name="P17" draw:layer="layout" svg:width="3.2cm" svg:height="1.1cm" svg:x="19.8cm" svg:y="11.2cm">
          <draw:text-box>
            <text:p text:style-name="P17"><text:span text:style-name="T9">Plus</text:span></text:p>
          </draw:text-box>
        </draw:frame>
        <draw:connector draw:style-name="gr12" draw:text-style-name="P12" draw:layer="layout" draw:type="curve" svg:x1="4.309cm" svg:y1="5.216cm" svg:x2="9.2cm" svg:y2="9.1cm" draw:end-shape="id20" draw:end-glue-point="3" svg:d="M4309 5216c3292 0 847 3884 4891 3884">
          <text:p/>
        </draw:connector>
        <draw:frame draw:style-name="gr16" draw:text-style-name="P17" draw:layer="layout" svg:width="3.2cm" svg:height="1.2cm" svg:x="10.2cm" svg:y="11.2cm">
          <draw:text-box>
            <text:p text:style-name="P17"><text:span text:style-name="T9">Divid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5.749cm" svg:height="11.136cm" svg:x="2.62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_32__20_Dots_20_1_20_Dash_20_1" draw:fill="none"/>
    </style:style>
    <style:style style:name="textbody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_32__20_Dots_20_1_20_Dash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_32__20_Dots_20_1_20_Dash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_32__20_Dots_20_1_20_Dash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Segoe UI'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Verdana" style:font-family-generic="swiss" style:font-pitch="variable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6-11-28">28.11.16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6-11-28">28.11.16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6-11-28">28.11.16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6-11-28">28.11.16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6-11-28">28.11.16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1T10:40:36</meta:creation-date>
    <meta:editing-duration>P2DT13H24M7S</meta:editing-duration>
    <meta:editing-cycles>186</meta:editing-cycles>
    <meta:generator>OpenOffice/4.1.3$Win32 OpenOffice.org_project/413m1$Build-9783</meta:generator>
    <meta:initial-creator>Klaus Lutterjohann</meta:initial-creator>
    <dc:date>2016-11-28T22:53:54.60</dc:date>
    <dc:creator>Christian Iw</dc:creator>
    <meta:document-statistic meta:object-count="239"/>
  </office:meta>
</office:document-meta>
</file>